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2" style:family="graphic" style:parent-style-name="objectwithoutfill">
      <style:graphic-properties svg:stroke-width="0.05cm" svg:stroke-color="#000000" draw:marker-start="Dimension_20_Line_20_Arrow" draw:marker-start-width="0.25cm" draw:marker-end="Dimension_20_Line_20_Arrow" draw:marker-end-width="0.2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width="0.05cm" svg:stroke-color="#000000" draw:marker-start-width="0.28cm" draw:marker-end-width="0.28cm" draw:fill="solid" draw:fill-color="#b4c7dc" draw:textarea-horizontal-align="justify" draw:textarea-vertical-align="middle" draw:auto-grow-height="false" fo:min-height="6.434cm" fo:min-width="6.184cm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8.096cm" fo:min-width="11.227cm"/>
    </style:style>
    <style:style style:name="gr6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Double_20_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5cm" svg:stroke-color="#000000" draw:marker-start="" draw:marker-start-width="0.25cm" draw:marker-end="Linienspitzen_20_2" draw:marker-end-width="0.2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3cm" svg:stroke-color="#000000" draw:marker-start="Dimension_20_Line_20_Arrow" draw:marker-start-width="0.22cm" draw:marker-end="Dimension_20_Line_20_Arrow" draw:marker-end-width="0.22cm" draw:fill="none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3.313cm"/>
      <style:paragraph-properties style:writing-mode="lr-tb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3.313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b4c7dc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svg:title>TexMaths</svg:title>
          <svg:desc>16§latex§$h$§svg§600§TRUE§</svg:desc>
          <draw:g>
            <draw:path draw:style-name="gr1" draw:text-style-name="P1" draw:layer="layout" svg:width="0.273cm" svg:height="0.393cm" svg:x="12.226cm" svg:y="3.795cm" svg:viewBox="0 0 274 394" svg:d="M129 6c-2-2 0-6-6-6-13 0-54 5-69 6-5 0-9 0-9 12 0 6 4 6 12 6 27 0 27 3 27 9 0 4-1 8-1 12-27 107-53 213-80 320-3 8-3 10-3 13 0 13 11 16 16 16 10 0 19-6 21-14 3-15 7-29 11-43 4-17 8-33 13-50 3-13 6-25 9-38 0-3 5-21 5-26 3-4 19-35 38-51 13-8 30-19 54-19s31 19 31 40c0 29-23 91-35 124-5 13-8 20-8 31 0 27 20 46 46 46 52 0 73-81 73-86s-5-5-6-5c-7 0-7 2-8 10-10 28-27 68-58 68-9 0-14-5-14-17 0-15 6-27 11-40 8-24 34-91 34-123 0-37-23-61-64-61-35 0-62 18-83 43 14-59 29-118 43-177z">
              <text:p/>
            </draw:path>
          </draw:g>
        </draw:g>
        <draw:line draw:style-name="gr2" draw:text-style-name="P2" draw:layer="layout" svg:x1="12.031cm" svg:y1="2.88cm" svg:x2="12.031cm" svg:y2="5.15cm">
          <text:p/>
        </draw:line>
        <draw:path draw:style-name="gr3" draw:text-style-name="P2" draw:layer="layout" svg:width="0.698cm" svg:height="0.722cm" draw:transform="rotate (-2.76477606808422) translate (9.10844768092127cm 4.85202927218833cm)" svg:viewBox="0 0 699 723" svg:d="M0 723c439-26 643-451 699-723">
          <text:p/>
        </draw:path>
        <draw:g>
          <draw:custom-shape draw:style-name="gr4" draw:text-style-name="P3" draw:layer="layout" svg:width="9.522cm" svg:height="9.522cm" draw:transform="rotate (1.5707963267949) translate (-1.798cm 9.8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11.727cm" svg:height="8.346cm" draw:transform="rotate (1.5707963267949) translate (-2.137cm 10.923cm)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6.183cm" svg:y1="8.653cm" svg:x2="6.215cm" svg:y2="1.633cm">
            <text:p/>
          </draw:line>
          <draw:line draw:style-name="gr7" draw:text-style-name="P2" draw:layer="layout" svg:x1="11.729cm" svg:y1="5.12cm" svg:x2="0.699cm" svg:y2="5.245cm">
            <text:p/>
          </draw:line>
          <draw:line draw:style-name="gr3" draw:text-style-name="P2" draw:layer="layout" svg:x1="1.809cm" svg:y1="5.192cm" svg:x2="11.879cm" svg:y2="1.082cm">
            <text:p/>
          </draw:line>
          <draw:line draw:style-name="gr8" draw:text-style-name="P2" draw:layer="layout" svg:x1="10.301cm" svg:y1="5.137cm" svg:x2="7.211cm" svg:y2="2.99cm">
            <text:p/>
          </draw:line>
          <draw:line draw:style-name="gr8" draw:text-style-name="P2" draw:layer="layout" svg:x1="7.214cm" svg:y1="2.98cm" svg:x2="2.884cm" svg:y2="2.98cm">
            <text:p/>
          </draw:line>
        </draw:g>
        <draw:line draw:style-name="gr7" draw:text-style-name="P2" draw:layer="layout" svg:x1="11.829cm" svg:y1="2.88cm" svg:x2="7.199cm" svg:y2="3.005cm">
          <text:p/>
        </draw:line>
        <draw:path draw:style-name="gr3" draw:text-style-name="P2" draw:layer="layout" svg:width="0.698cm" svg:height="0.722cm" draw:transform="rotate (0.959931088596881) translate (4.01634483978759cm 4.74101324179934cm)" svg:viewBox="0 0 699 723" svg:d="M0 723c439-26 643-451 699-723">
          <text:p/>
        </draw:path>
        <draw:g>
          <svg:title>TexMaths</svg:title>
          <svg:desc>16§latex§$\beta$§svg§600§TRUE§</svg:desc>
          <draw:g>
            <draw:path draw:style-name="gr1" draw:text-style-name="P1" draw:layer="layout" svg:width="0.303cm" svg:height="0.501cm" svg:x="8.826cm" svg:y="4.497cm" svg:viewBox="0 0 304 502" svg:d="M304 76c0-41-30-76-76-76-32 0-48 10-67 24-30 22-61 76-72 118-30 118-59 236-89 354 0 3 4 6 8 6s6-2 6-3c13-51 26-102 39-153 11 33 35 54 76 54s83-21 107-45c27-25 44-62 44-102 0-41-20-70-40-84 32-18 64-53 64-93zM204 169c-7 3-13 3-27 3-8 0-19 2-24-1 1-5 21-5 27-5 11 0 17 0 24 3zM272 64c0 38-20 79-49 95-14-4-26-6-43-6-11 0-43 0-43 18 0 15 29 14 38 14 21 0 29 0 46-7 21 20 24 37 24 63 2 32-11 75-27 95-22 31-59 51-91 51-43 0-63-32-63-71 0-7 0-15 3-26 12-47 23-93 35-140 13-48 52-137 119-137 32 0 51 17 51 51z">
              <text:p/>
            </draw:path>
          </draw:g>
          <draw:g>
            <draw:path draw:style-name="gr1" draw:text-style-name="P1" draw:layer="layout" svg:width="0.303cm" svg:height="0.501cm" svg:x="8.326cm" svg:y="3.097cm" svg:viewBox="0 0 304 502" svg:d="M304 76c0-41-30-76-76-76-32 0-48 10-67 24-30 22-61 76-72 118-30 118-59 236-89 354 0 3 4 6 8 6s6-2 6-3c13-51 26-102 39-153 11 33 35 54 76 54s83-21 107-45c27-25 44-62 44-102 0-41-20-70-40-84 32-18 64-53 64-93zM204 169c-7 3-13 3-27 3-8 0-19 2-24-1 1-5 21-5 27-5 11 0 17 0 24 3zM272 64c0 38-20 79-49 95-14-4-26-6-43-6-11 0-43 0-43 18 0 15 29 14 38 14 21 0 29 0 46-7 21 20 24 37 24 63 2 32-11 75-27 95-22 31-59 51-91 51-43 0-63-32-63-71 0-7 0-15 3-26 12-47 23-93 35-140 13-48 52-137 119-137 32 0 51 17 51 51z">
              <text:p/>
            </draw:path>
          </draw:g>
        </draw:g>
        <draw:g>
          <svg:title>TexMaths</svg:title>
          <svg:desc>16§latex§$\alpha$§svg§600§TRUE§</svg:desc>
          <draw:g>
            <draw:path draw:style-name="gr1" draw:text-style-name="P1" draw:layer="layout" svg:width="0.313cm" svg:height="0.25cm" svg:x="3.526cm" svg:y="4.699cm" svg:viewBox="0 0 314 251" svg:d="M244 114c0-87-51-114-93-114-76 0-151 79-151 157 0 51 33 94 91 94 35 0 75-13 118-46 8 29 25 46 51 46 30 0 46-30 46-40 0-3-3-4-6-4s-5 1-7 4c-11 27-30 27-32 27-17 0-17-43-17-55 0-13 0-13 6-19 53-67 43-87 64-131 0-1 0-6-6-6-7 0-7 2-8 11-11 35-29 78-56 110 0-11 0-22 0-34zM207 191c-49 41-92 47-115 47-33 0-51-24-51-60 0-27 15-86 34-114 25-42 56-51 75-51 56 0 56 71 56 116 0 19 0 52 1 62z">
              <text:p/>
            </draw:path>
          </draw:g>
        </draw:g>
        <draw:g>
          <svg:title>TexMaths</svg:title>
          <svg:desc>16§latex§$R$§svg§600§TRUE§</svg:desc>
          <draw:g>
            <draw:path draw:style-name="gr1" draw:text-style-name="P1" draw:layer="layout" svg:width="0.397cm" svg:height="0.393cm" svg:x="4.526cm" svg:y="9.497cm" svg:viewBox="0 0 398 394" svg:d="M186 38c3-12 5-19 16-20 5 0 23 0 34 0 39 0 102 0 102 55 0 18-10 58-31 79-14 14-44 33-94 33-21 0-42 0-63 0 12-49 24-98 36-147zM266 191c57-12 123-51 123-106 0-50-50-85-123-85-53 0-106 0-159 0-11 0-16 0-16 11 0 7 5 7 16 7 1 0 11 0 20 1 12 0 16 2 16 8 0 3 0 5-3 11-24 100-49 200-73 300-6 23-8 26-51 26-11 0-16 0-16 11 0 6 5 4 8 6 16 0 54-1 70-1s56 1 72 1c3 0 11 0 11-11 0-6-5-6-16-6-21 0-37 0-37-10 0-3 2-6 2-9 12-50 24-99 36-149 23 0 45 0 67 0 51 0 61 32 61 51 0 8-5 26-8 39-3 15-8 36-8 47 0 61 65 61 73 61 48 0 67-56 67-64 0-6-4-4-6-6-5 0-7 3-8 6-13 42-38 51-51 51-18 0-22-11-22-33 0-18 4-47 6-64 1-8 1-19 1-26 0-43-36-60-52-67z">
              <text:p/>
            </draw:path>
          </draw:g>
        </draw:g>
        <draw:g>
          <svg:title>TexMaths</svg:title>
          <svg:desc>16§latex§$f$§svg§600§TRUE§</svg:desc>
          <draw:g>
            <draw:path draw:style-name="gr1" draw:text-style-name="P1" draw:layer="layout" svg:width="0.276cm" svg:height="0.508cm" svg:x="8.327cm" svg:y="8.199cm" svg:viewBox="0 0 277 509" svg:d="M174 171c16 0 31 0 47 0 12 0 18 0 18-11 0-7-6-7-16-7-15 0-31 0-46 0 4-21 8-42 13-64 1-11 9-51 12-57 5-11 15-19 27-19 2 0 16 0 27 9-25 2-30 23-30 31 0 12 10 19 21 19 14 0 30-11 30-34 0-25-25-38-48-38-19 0-54 10-71 65-3 12-5 18-18 88-13 0-25 0-38 0-11 0-18 0-18 11 0 7 5 7 16 7 13 0 25 0 37 0-14 73-28 147-41 220-12 54-21 105-50 105-1 0-16 0-27-9 27-2 32-23 32-31 0-12-11-19-21-19-14 0-30 11-30 34 0 25 24 38 46 38 30 0 53-34 64-54 17-35 30-104 30-107 11-59 22-118 34-177z">
              <text:p/>
            </draw:path>
          </draw:g>
        </draw:g>
        <draw:line draw:style-name="gr9" draw:text-style-name="P2" draw:layer="layout" svg:x1="6.18cm" svg:y1="8.814cm" svg:x2="10.34cm" svg:y2="8.814cm">
          <text:p/>
        </draw:line>
        <draw:line draw:style-name="gr7" draw:text-style-name="P2" draw:layer="layout" svg:x1="10.317cm" svg:y1="5.127cm" svg:x2="10.313cm" svg:y2="8.557cm">
          <text:p/>
        </draw:line>
        <draw:line draw:style-name="gr7" draw:text-style-name="P2" draw:layer="layout" svg:x1="7.734cm" svg:y1="5.127cm" svg:x2="7.73cm" svg:y2="9.759cm">
          <text:p/>
        </draw:line>
        <draw:line draw:style-name="gr7" draw:text-style-name="P2" draw:layer="layout" svg:x1="1.824cm" svg:y1="5.24cm" svg:x2="1.82cm" svg:y2="9.76cm">
          <text:p/>
        </draw:line>
        <draw:line draw:style-name="gr9" draw:text-style-name="P2" draw:layer="layout" svg:x1="1.8cm" svg:y1="10.015cm" svg:x2="7.76cm" svg:y2="10.015cm">
          <text:p/>
        </draw:line>
        <draw:frame draw:style-name="gr10" draw:text-style-name="P5" draw:layer="layout" svg:width="1.965cm" svg:height="0.878cm" svg:x="5.925cm" svg:y="0.735cm">
          <draw:text-box>
            <text:p><text:span text:style-name="T1">Linse</text:span></text:p>
          </draw:text-box>
        </draw:frame>
        <draw:frame draw:style-name="gr10" draw:text-style-name="P5" draw:layer="layout" svg:width="3.474cm" svg:height="0.878cm" svg:x="10.226cm" svg:y="5.235cm">
          <draw:text-box>
            <text:p><text:span text:style-name="T1">Brennpunkt</text:span></text:p>
          </draw:text-box>
        </draw:frame>
        <draw:custom-shape draw:style-name="gr11" draw:text-style-name="P6" draw:layer="layout" svg:width="0.15cm" svg:height="0.15cm" svg:x="10.234cm" svg:y="5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6§latex§$\alpha$§svg§600§TRUE§</svg:desc>
          <draw:g>
            <draw:path draw:style-name="gr1" draw:text-style-name="P1" draw:layer="layout" svg:width="0.313cm" svg:height="0.25cm" svg:x="8.926cm" svg:y="2.5cm" svg:viewBox="0 0 314 251" svg:d="M244 114c0-87-51-114-93-114-76 0-151 79-151 157 0 51 33 94 91 94 35 0 75-13 118-46 8 29 25 46 51 46 30 0 46-30 46-40 0-3-3-4-6-4s-5 1-7 4c-11 27-30 27-32 27-17 0-17-43-17-55 0-13 0-13 6-19 53-67 43-87 64-131 0-1 0-6-6-6-7 0-7 2-8 11-11 35-29 78-56 110 0-11 0-22 0-34zM207 191c-49 41-92 47-115 47-33 0-51-24-51-60 0-27 15-86 34-114 25-42 56-51 75-51 56 0 56 71 56 116 0 19 0 52 1 62z">
              <text:p/>
            </draw:path>
          </draw:g>
        </draw:g>
        <draw:path draw:style-name="gr3" draw:text-style-name="P2" draw:layer="layout" svg:width="0.698cm" svg:height="0.722cm" draw:transform="rotate (0.959931088596881) translate (9.51634483978759cm 2.47301324179934cm)" svg:viewBox="0 0 699 723" svg:d="M0 723c439-26 643-451 699-723">
          <text:p/>
        </draw:path>
        <draw:path draw:style-name="gr3" draw:text-style-name="P2" draw:layer="layout" svg:width="0.698cm" svg:height="0.722cm" draw:transform="rotate (0.349065850398866) translate (8.26725781754127cm 3.23875862822474cm)" svg:viewBox="0 0 699 723" svg:d="M0 723c439-26 643-451 699-723">
          <text:p/>
        </draw:path>
        <draw:frame draw:style-name="gr12" draw:text-style-name="P7" draw:layer="layout" svg:width="1.02cm" svg:height="0.725cm" svg:x="5.419cm" svg:y="2.275cm">
          <draw:text-box>
            <text:p><text:span text:style-name="T2">g3</text:span></text:p>
          </draw:text-box>
        </draw:frame>
        <draw:frame draw:style-name="gr12" draw:text-style-name="P7" draw:layer="layout" svg:width="1.02cm" svg:height="0.725cm" svg:x="6.619cm" svg:y="1.676cm">
          <draw:text-box>
            <text:p><text:span text:style-name="T2">g2</text:span></text:p>
          </draw:text-box>
        </draw:frame>
        <draw:g>
          <svg:title>TexMaths</svg:title>
          <svg:desc>16§latex§$\alpha$§svg§600§TRUE§</svg:desc>
          <draw:g>
            <draw:path draw:style-name="gr1" draw:text-style-name="P1" draw:layer="layout" svg:width="0.313cm" svg:height="0.25cm" svg:x="5.227cm" svg:y="3.201cm" svg:viewBox="0 0 314 251" svg:d="M244 114c0-87-51-114-93-114-76 0-151 79-151 157 0 51 33 94 91 94 35 0 75-13 118-46 8 29 25 46 51 46 30 0 46-30 46-40 0-3-3-4-6-4s-5 1-7 4c-11 27-30 27-32 27-17 0-17-43-17-55 0-13 0-13 6-19 53-67 43-87 64-131 0-1 0-6-6-6-7 0-7 2-8 11-11 35-29 78-56 110 0-11 0-22 0-34zM207 191c-49 41-92 47-115 47-33 0-51-24-51-60 0-27 15-86 34-114 25-42 56-51 75-51 56 0 56 71 56 116 0 19 0 52 1 62z">
              <text:p/>
            </draw:path>
          </draw:g>
        </draw:g>
        <draw:path draw:style-name="gr3" draw:text-style-name="P2" draw:layer="layout" svg:width="0.698cm" svg:height="0.722cm" draw:transform="rotate (-2.24117729248592) translate (5.04898348204235cm 3.48586593824237cm)" svg:viewBox="0 0 699 723" svg:d="M0 723c439-26 643-451 699-723">
          <text:p/>
        </draw:path>
        <draw:line draw:style-name="gr9" draw:text-style-name="P2" draw:layer="layout" svg:x1="6.18cm" svg:y1="9.514cm" svg:x2="7.76cm" svg:y2="9.514cm">
          <text:p/>
        </draw:line>
        <draw:g>
          <svg:title>TexMaths</svg:title>
          <svg:desc>16§latex§$d$§svg§600§TRUE§</svg:desc>
          <draw:g>
            <draw:path draw:style-name="gr1" draw:text-style-name="P1" draw:layer="layout" svg:width="0.263cm" svg:height="0.393cm" svg:x="6.828cm" svg:y="9.001cm" svg:viewBox="0 0 264 394" svg:d="M264 6c-3-2 0-6-8-6s-60 5-70 6c-5 0-8 4-8 12 0 6 5 6 15 6 25 0 27 3 27 9-1 4-1 8-2 12-11 44-22 88-33 132-10-21-26-37-51-37-66 0-134 83-134 165 0 52 30 89 73 89 11 0 40-2 73-41 4 22 24 41 50 41 20 0 33-13 41-30 10-21 18-55 18-56 0-5-5-5-7-5-6 0-6 2-8 10-9 36-20 68-43 68-14 0-16-14-16-25 0-13 0-18 4-27 26-108 53-215 79-323zM148 321c-2 11-2 11-11 20-24 32-46 40-62 40-27 0-35-30-35-52 0-28 17-96 30-122 18-33 41-54 64-54 36 0 44 46 44 50 0 3-1 6-1 9-10 36-19 72-29 109z">
              <text:p/>
            </draw:path>
          </draw:g>
        </draw:g>
        <draw:frame draw:style-name="gr13" draw:text-style-name="P7" draw:layer="layout" svg:width="1.683cm" svg:height="1.199cm" svg:x="11.726cm" svg:y="0.535cm">
          <draw:text-box>
            <text:p text:style-name="P8"><text:span text:style-name="T2">Lot zu g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_20_Arrow" draw:display-name="Dimension Line Arrow" svg:viewBox="0 0 836 946" svg:d="M0 0v110h418 418v-110zM418 110l-418 836h836z"/>
    <draw:marker draw:name="Linienspitzen_20_2" draw:display-name="Linienspitzen 2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4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5-03T11:32:51.164334294</dc:date>
    <meta:editing-duration>PT6H47M43S</meta:editing-duration>
    <meta:editing-cycles>65</meta:editing-cycles>
    <meta:generator>LibreOffice/7.3.7.2$Linux_X86_64 LibreOffice_project/30$Build-2</meta:generator>
    <meta:document-statistic meta:object-count="53"/>
  </office:meta>
</office:document-meta>
</file>